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625in" style:rel-column-width="6119*"/>
    </style:style>
    <style:style style:name="Table1.B" style:family="table-column">
      <style:table-column-properties style:column-width="1.7188in" style:rel-column-width="16829*"/>
    </style:style>
    <style:style style:name="Table1.C" style:family="table-column">
      <style:table-column-properties style:column-width="1.5882in" style:rel-column-width="15550*"/>
    </style:style>
    <style:style style:name="Table1.D" style:family="table-column">
      <style:table-column-properties style:column-width="1.3146in" style:rel-column-width="12871*"/>
    </style:style>
    <style:style style:name="Table1.E" style:family="table-column">
      <style:table-column-properties style:column-width="1.4465in" style:rel-column-width="1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1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12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13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14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15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18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19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20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21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22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23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24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25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26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30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31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32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officeooo:rsid="005184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</text:p>
      <text:p text:style-name="P2"/>
      <text:p text:style-name="P2">Thème : Sokoban</text:p>
      <text:p text:style-name="P2"/>
      <text:list xml:id="list3959413488" text:style-name="L1">
        <text:list-item>
          <text:p text:style-name="P21">D<text:span text:style-name="T2">onner d</text:span>escription du jeu</text:p>
        </text:list-item>
        <text:list-item>
          <text:p text:style-name="P21">Lien thème ville : </text:p>
          <text:list>
            <text:list-item>
              <text:p text:style-name="P23">trouver un lien avec un problème concret</text:p>
            </text:list-item>
            <text:list-item>
              <text:p text:style-name="P21">gestion d<text:span text:style-name="T1">e caisses dans un e</text:span>ntrepôts (ex. Amazon)</text:p>
            </text:list-item>
            <text:list-item>
              <text:p text:style-name="P22">ou plutôt <text:span text:style-name="T1">la distribution de colis dans une ville (la poste, deliveroo, etc.)</text:span></text:p>
              <text:list>
                <text:list-item>
                  <text:p text:style-name="P24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24"><text:s/>caisses = choses à distribuer</text:p>
                </text:list-item>
                <text:list-item>
                  <text:p text:style-name="P25">objectifs = points d’acheminements</text:p>
                </text:list-item>
                <text:list-item>
                  <text:p text:style-name="P25">murs / labyrinthe = quartier, disposition des rues / maisons etc.</text:p>
                </text:list-item>
              </text:list>
            </text:list-item>
            <text:list-item>
              <text:p text:style-name="P26">situation 1 :<text:span text:style-name="T5"> </text:span></text:p>
              <text:list>
                <text:list-item>
                  <text:p text:style-name="P28">Personnage : livreur</text:p>
                </text:list-item>
                <text:list-item>
                  <text:p text:style-name="P28">Caisses : colis à livrer</text:p>
                </text:list-item>
                <text:list-item>
                  <text:p text:style-name="P28">Objectifs : destination des colis</text:p>
                </text:list-item>
                <text:list-item>
                  <text:p text:style-name="P27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25">Question, problématique :</text:p>
          <text:list>
            <text:list-item>
              <text:p text:style-name="P25">Comment résoudre un Sokoban</text:p>
              <text:list>
                <text:list-item>
                  <text:p text:style-name="P25">à tous les coups ?</text:p>
                </text:list-item>
                <text:list-item>
                  <text:p text:style-name="P25"><text:span text:style-name="T3">o</text:span>ptimalement ?</text:p>
                </text:list-item>
                <text:list-item>
                  <text:p text:style-name="P25">en temps / espace raisonnable ?</text:p>
                </text:list-item>
              </text:list>
            </text:list-item>
            <text:list-item>
              <text:p text:style-name="P29">Dans quel cas appliquer les stratégies de résolution de ce jeu abstrait à un problème concret ?</text:p>
            </text:list-item>
            <text:list-item>
              <text:p text:style-name="P30"><text:span text:style-name="T4">o</text:span>u juste vérifier que le sokoban est solvable</text:p>
            </text:list-item>
          </text:list>
        </text:list-item>
        <text:list-item>
          <text:p text:style-name="P31">Ressources :</text:p>
          <text:list>
            <text:list-item>
              <text:p text:style-name="P31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31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31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31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31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31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31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31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31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70640804254666" text:continue-numbering="true" text:style-name="L1">
        <text:list-item>
          <text:p text:style-name="P32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11"/>
      <text:p text:style-name="P11">https://www.jmdoudoux.fr/java/dej/chap-presentation.htm</text:p>
      <text:p text:style-name="P11"/>
      <text:p text:style-name="P11"/>
      <text:p text:style-name="P11"/>
      <text:p text:style-name="P13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12"><text:soft-page-break/><text:a xlink:type="simple" xlink:href="https://weetu.net/Timo-Virkkala-Solving-Sokoban-Masters-Thesis.pdf" text:style-name="Internet_20_link" text:visited-style-name="Visited_20_Internet_20_Link"><text:span text:style-name="T8">https://weetu.net/Timo-Virkkala-Solving-Sokoban-Masters-Thesis.pdf</text:span></text:a></text:p>
      <text:p text:style-name="P7"/>
      <text:p text:style-name="P14"><text:span text:style-name="T7">- Paragraphe 4.2.3 : « </text:span><text:span text:style-name="T9">inertia » → déplacer en premier la dernière caisse déplacée</text:span></text:p>
      <text:p text:style-name="P8"/>
      <text:p text:style-name="P15"><text:span text:style-name="T8">- </text:span><text:span text:style-name="T7">Paragraphe 4.2.4 : Macro moves (tunnel macros, goal macro)</text:span></text:p>
      <text:p text:style-name="P15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15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83524684516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Java</text:p>
          </table:table-cell>
          <table:table-cell table:style-name="Table1.A1" office:value-type="string">
            <text:p text:style-name="P17">C++</text:p>
          </table:table-cell>
          <table:table-cell table:style-name="Table1.A1" office:value-type="string">
            <text:p text:style-name="P17">C</text:p>
          </table:table-cell>
          <table:table-cell table:style-name="Table1.E1" office:value-type="string">
            <text:p text:style-name="P17">OCaml</text:p>
          </table:table-cell>
        </table:table-row>
        <table:table-row table:style-name="TableLine93835248187408">
          <table:table-cell table:style-name="Table1.A2" office:value-type="string">
            <text:p text:style-name="P18">plus</text:p>
          </table:table-cell>
          <table:table-cell table:style-name="Table1.A2" office:value-type="string">
            <text:p text:style-name="P18">Objet</text:p>
            <text:p text:style-name="P18">librairie standard</text:p>
            <text:p text:style-name="P18">Rigueur</text:p>
            <text:p text:style-name="P19">Beaucoup de librairie</text:p>
          </table:table-cell>
          <table:table-cell table:style-name="Table1.A2" office:value-type="string">
            <text:p text:style-name="P18">Objet</text:p>
            <text:p text:style-name="P18">Rapidité</text:p>
            <text:p text:style-name="P19">Beaucoup de librairie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>Rigueur</text:p>
          </table:table-cell>
        </table:table-row>
        <table:table-row table:style-name="TableLine93835212783712">
          <table:table-cell table:style-name="Table1.A2" office:value-type="string">
            <text:p text:style-name="P18">moins</text:p>
          </table:table-cell>
          <table:table-cell table:style-name="Table1.A2" office:value-type="string">
            <text:p text:style-name="P18">Un peu lent</text:p>
            <text:p text:style-name="P18">verbeux</text:p>
            <text:p text:style-name="P20">A doit l’a<text:span text:style-name="T13">p</text:span>prendre</text:p>
          </table:table-cell>
          <table:table-cell table:style-name="Table1.A2" office:value-type="string">
            <text:p text:style-name="P18">NON librairie standard</text:p>
            <text:p text:style-name="P20">V doit l’apprendre</text:p>
          </table:table-cell>
          <table:table-cell table:style-name="Table1.A2" office:value-type="string">
            <text:p text:style-name="P18">NON objet</text:p>
            <text:p text:style-name="P18">NON librairie standard</text:p>
          </table:table-cell>
          <table:table-cell table:style-name="Table1.E2" office:value-type="string">
            <text:p text:style-name="P18">Objet mais bizarre</text:p>
            <text:p text:style-name="P18">Peu de ressources</text:p>
            <text:p text:style-name="P18">Pas intuitif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4-13T17:06:23.894005402</dc:date>
    <meta:editing-duration>PT3H58M34S</meta:editing-duration>
    <meta:editing-cycles>57</meta:editing-cycles>
    <meta:generator>LibreOffice/7.0.4.2$Linux_X86_64 LibreOffice_project/00$Build-2</meta:generator>
    <meta:document-statistic meta:table-count="1" meta:image-count="0" meta:object-count="0" meta:page-count="3" meta:paragraph-count="65" meta:word-count="333" meta:character-count="2274" meta:non-whitespace-character-count="2035"/>
  </office:meta>
</office:document-meta>
</file>